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3.2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3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4.6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4.6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7.4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5.614cm" svg:y="8.808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0.20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10.20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699cm" svg:height="1.532cm" svg:x="2.8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11.70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11.70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11.708cm">
          <text:p text:style-name="P1">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8:07:59.177723738</dc:date>
    <dc:creator>elucterio </dc:creator>
    <meta:editing-duration>PT36M49S</meta:editing-duration>
    <meta:editing-cycles>16</meta:editing-cycles>
    <meta:generator>LibreOffice/4.2.8.2$Linux_X86_64 LibreOffice_project/420m0$Build-2</meta:generator>
    <meta:document-statistic meta:object-count="74"/>
  </office:meta>
</office:document-meta>
</file>